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8872" officeooo:paragraph-rsid="00178872"/>
    </style:style>
    <style:style style:name="P2" style:family="paragraph" style:parent-style-name="Standard">
      <style:text-properties officeooo:rsid="0014f3e5" officeooo:paragraph-rsid="0014f3e5"/>
    </style:style>
    <style:style style:name="P3" style:family="paragraph" style:parent-style-name="Standard">
      <style:text-properties officeooo:rsid="001d7119" officeooo:paragraph-rsid="001d7119"/>
    </style:style>
    <style:style style:name="P4" style:family="paragraph" style:parent-style-name="Standard">
      <style:text-properties officeooo:rsid="001fe709" officeooo:paragraph-rsid="001fe709"/>
    </style:style>
    <style:style style:name="P5" style:family="paragraph" style:parent-style-name="Standard">
      <style:text-properties officeooo:rsid="001fe709" officeooo:paragraph-rsid="0027127b"/>
    </style:style>
    <style:style style:name="P6" style:family="paragraph" style:parent-style-name="Standard">
      <style:text-properties officeooo:paragraph-rsid="001fe709"/>
    </style:style>
    <style:style style:name="P7" style:family="paragraph" style:parent-style-name="Standard">
      <style:text-properties fo:color="#000096" officeooo:rsid="001fe709" officeooo:paragraph-rsid="001fe709"/>
    </style:style>
    <style:style style:name="P8" style:family="paragraph" style:parent-style-name="Standard">
      <style:text-properties fo:color="#000096" officeooo:rsid="001fe709" officeooo:paragraph-rsid="0027127b"/>
    </style:style>
    <style:style style:name="P9" style:family="paragraph" style:parent-style-name="Standard">
      <style:text-properties fo:color="#000096" officeooo:rsid="0027127b" officeooo:paragraph-rsid="0027127b"/>
    </style:style>
    <style:style style:name="P10" style:family="paragraph" style:parent-style-name="Standard">
      <style:text-properties fo:color="#000096" officeooo:rsid="0028c056" officeooo:paragraph-rsid="0028c056"/>
    </style:style>
    <style:style style:name="P11" style:family="paragraph" style:parent-style-name="Standard">
      <style:text-properties fo:color="#000096" officeooo:rsid="00291203" officeooo:paragraph-rsid="00291203"/>
    </style:style>
    <style:style style:name="P12" style:family="paragraph" style:parent-style-name="Standard">
      <style:text-properties fo:color="#000096" officeooo:rsid="002e22cd" officeooo:paragraph-rsid="002af42f"/>
    </style:style>
    <style:style style:name="P13" style:family="paragraph" style:parent-style-name="Standard">
      <style:text-properties officeooo:rsid="0027127b" officeooo:paragraph-rsid="0027127b"/>
    </style:style>
    <style:style style:name="P14" style:family="paragraph" style:parent-style-name="Standard" style:list-style-name="L1">
      <style:text-properties officeooo:rsid="00138c00" officeooo:paragraph-rsid="00138c00"/>
    </style:style>
    <style:style style:name="P15" style:family="paragraph" style:parent-style-name="Standard" style:list-style-name="L1">
      <style:text-properties officeooo:rsid="00178872" officeooo:paragraph-rsid="00178872"/>
    </style:style>
    <style:style style:name="P16" style:family="paragraph" style:parent-style-name="Standard" style:list-style-name="L1">
      <style:text-properties officeooo:rsid="001b59c2" officeooo:paragraph-rsid="001b59c2"/>
    </style:style>
    <style:style style:name="P17" style:family="paragraph" style:parent-style-name="Standard" style:list-style-name="L1">
      <style:text-properties officeooo:rsid="00228edb" officeooo:paragraph-rsid="00228edb"/>
    </style:style>
    <style:style style:name="P18" style:family="paragraph" style:parent-style-name="Standard" style:list-style-name="L1">
      <style:text-properties officeooo:rsid="002ba058" officeooo:paragraph-rsid="002ba058"/>
    </style:style>
    <style:style style:name="P19" style:family="paragraph" style:parent-style-name="Standard" style:list-style-name="L1">
      <style:text-properties officeooo:rsid="002e22cd" officeooo:paragraph-rsid="002e22cd"/>
    </style:style>
    <style:style style:name="P20" style:family="paragraph" style:parent-style-name="Standard">
      <style:text-properties officeooo:rsid="0033d1f2" officeooo:paragraph-rsid="00138c00"/>
    </style:style>
    <style:style style:name="P21" style:family="paragraph" style:parent-style-name="Standard" style:list-style-name="L2">
      <style:text-properties officeooo:rsid="001d7119" officeooo:paragraph-rsid="001e4c38"/>
    </style:style>
    <style:style style:name="P22" style:family="paragraph" style:parent-style-name="Standard" style:list-style-name="L2">
      <style:text-properties officeooo:rsid="001d7119" officeooo:paragraph-rsid="00323b47"/>
    </style:style>
    <style:style style:name="T1" style:family="text">
      <style:text-properties officeooo:rsid="00194cc4"/>
    </style:style>
    <style:style style:name="T2" style:family="text">
      <style:text-properties officeooo:rsid="001c9535"/>
    </style:style>
    <style:style style:name="T3" style:family="text">
      <style:text-properties officeooo:rsid="001e4c38"/>
    </style:style>
    <style:style style:name="T4" style:family="text">
      <style:text-properties officeooo:rsid="001fadf2"/>
    </style:style>
    <style:style style:name="T5" style:family="text">
      <style:text-properties officeooo:rsid="001fe709"/>
    </style:style>
    <style:style style:name="T6" style:family="text">
      <style:text-properties fo:color="#000000"/>
    </style:style>
    <style:style style:name="T7" style:family="text">
      <style:text-properties fo:color="#000096"/>
    </style:style>
    <style:style style:name="T8" style:family="text">
      <style:text-properties fo:color="#000096" officeooo:rsid="0027127b"/>
    </style:style>
    <style:style style:name="T9" style:family="text">
      <style:text-properties fo:color="#f5844c"/>
    </style:style>
    <style:style style:name="T10" style:family="text">
      <style:text-properties fo:color="#ff8040"/>
    </style:style>
    <style:style style:name="T11" style:family="text">
      <style:text-properties fo:color="#993300"/>
    </style:style>
    <style:style style:name="T12" style:family="text">
      <style:text-properties officeooo:rsid="0024226a"/>
    </style:style>
    <style:style style:name="T13" style:family="text">
      <style:text-properties officeooo:rsid="00323b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para seguir codificando</text:h>
      <text:p text:style-name="P20"/>
      <text:p text:style-name="P1"/>
      <text:p text:style-name="P2"/>
      <text:p text:style-name="P3">Implementar colocar &lt;q who=”” corresp=”” type=”oral”&gt; a:</text:p>
      <text:list xml:id="list3857858082" text:style-name="L2">
        <text:list-item>
          <text:p text:style-name="P21"><text:s/>(dijo.<text:span text:style-name="T3">{1,50}</text:span>):)</text:p>
        </text:list-item>
        <text:list-item>
          <text:p text:style-name="P22">(dijo|respondió|diciéndole<text:span text:style-name="T4">|diciendo|dicho|contestó|replicó</text:span>)<text:span text:style-name="T13">( entonces )?</text:span>:)</text:p>
        </text:list-item>
        <text:list-item>
          <text:p text:style-name="P21"/>
        </text:list-item>
      </text:list>
      <text:p text:style-name="P6"/>
      <text:p text:style-name="P13">Colocar no solo nombres propios, también nombres comunes de personas.</text:p>
      <text:p text:style-name="P6"/>
      <text:p text:style-name="P5">Colocar persona a la que habla en estructuras similares a esta:</text:p>
      <text:p text:style-name="P5"><text:span text:style-name="T6">dijo a </text:span><text:span text:style-name="T7">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</text:span><text:span text:style-name="T6"> </text:span><text:span text:style-name="T7">&lt;q</text:span><text:span text:style-name="T9"> who</text:span><text:span text:style-name="T10">=</text:span><text:span text:style-name="T11">"per135"</text:span><text:span text:style-name="T9"> corresp</text:span><text:span text:style-name="T10">=</text:span><text:span text:style-name="T11">"per14"</text:span><text:span text:style-name="T9"> type</text:span><text:span text:style-name="T10">=</text:span><text:span text:style-name="T11">"oral"</text:span><text:span text:style-name="T9"> </text:span><text:span text:style-name="T7">&gt;</text:span></text:p>
      <text:p text:style-name="P5"/>
      <text:p text:style-name="P6"><text:span text:style-name="T5">Colocar persona que habla en estructuras similares a esta </text:span><text:span text:style-name="T6">dijo </text:span><text:span text:style-name="T7">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:</text:span><text:span text:style-name="T6"> </text:span><text:span text:style-name="T7">&lt;q</text:span><text:span text:style-name="T9"> who</text:span><text:span text:style-name="T10">=</text:span><text:span text:style-name="T11">"per135"</text:span><text:span text:style-name="T9"> corresp</text:span><text:span text:style-name="T10">=</text:span><text:span text:style-name="T11">"per14"</text:span><text:span text:style-name="T9"> type</text:span><text:span text:style-name="T10">=</text:span><text:span text:style-name="T11">"oral"</text:span><text:span text:style-name="T9"> </text:span><text:span text:style-name="T7">&gt;</text:span></text:p>
      <text:p text:style-name="P4"/>
      <text:p text:style-name="P4"><text:span text:style-name="T8">Rescatar de dentro del q la persona a la que se habla: </text:span><text:span text:style-name="T7">&lt;q</text:span><text:span text:style-name="T9"> who</text:span><text:span text:style-name="T10">=</text:span><text:span text:style-name="T11">"per135"</text:span><text:span text:style-name="T9"> corresp</text:span><text:span text:style-name="T10">=</text:span><text:span text:style-name="T11">"per14"</text:span><text:span text:style-name="T9"> type</text:span><text:span text:style-name="T10">=</text:span><text:span text:style-name="T11">"oral"</text:span><text:span text:style-name="T9"> </text:span><text:span text:style-name="T7">&gt;, 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</text:span></text:p>
      <text:p text:style-name="P4"/>
      <text:p text:style-name="P7"/>
      <text:p text:style-name="P7">Colocar referencia en estructuras similares a esta:</text:p>
      <text:p text:style-name="P4"><text:span text:style-name="T7">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, &lt;rs key=”per”&gt;mujer&lt;/rs&gt; de &lt;rs key=”per4”&gt;Jacob&lt;/rs&gt;</text:span></text:p>
      <text:p text:style-name="P9">o</text:p>
      <text:p text:style-name="P8">&lt;rs<text:span text:style-name="T9"> key</text:span><text:span text:style-name="T10">=</text:span><text:span text:style-name="T11">"per135"</text:span>&gt;<text:span text:style-name="T6">Lea</text:span>&lt;/rs&gt; &lt;rs key=”per”&gt;mujer&lt;/rs&gt; de &lt;rs key=”per4”&gt;Jacob&lt;/rs&gt;</text:p>
      <text:p text:style-name="P8"/>
      <text:p text:style-name="P10">Recolocar automáticamente el fin del &lt;/rs&gt; cuando justo después aparece un preposición y luego aparece un &lt;rs&gt;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0:35.817272001</meta:creation-date>
    <dc:date>2019-03-23T14:56:12.961904697</dc:date>
    <meta:editing-duration>PT1H46M10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23" meta:character-count="971" meta:non-whitespace-character-count="864"/>
  </office:meta>
</office:document-meta>
</file>